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200000090000476800002C85C6413941.svm" manifest:media-type=""/>
  <manifest:file-entry manifest:full-path="Pictures/1000020100000BB50000014DE514F2B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Liberation Serif2" svg:font-family="'Liberation Serif'" style:font-adornments="Regular" style:font-family-generic="roman"/>
    <style:font-face style:name="Bitstream Charter1" svg:font-family="'Bitstream Charter'" style:font-family-generic="roman" style:font-pitch="variable"/>
    <style:font-face style:name="Bitstream Charter" svg:font-family="'Bitstream Charter'" style:font-adornments="Bold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2" style:family="table">
      <style:table-properties style:width="7in" table:align="margins"/>
    </style:style>
    <style:style style:name="Table2.A" style:family="table-column">
      <style:table-column-properties style:column-width="2.3333in" style:rel-column-width="21845*"/>
    </style:style>
    <style:style style:name="Table2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style:vertical-align="middle" fo:padding="0.0382in" fo:border="0.05pt solid #000000"/>
    </style:style>
    <style:style style:name="Table2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7in" table:align="margins"/>
    </style:style>
    <style:style style:name="Table1.A" style:family="table-column">
      <style:table-column-properties style:column-width="1.4in" style:rel-column-width="13106*"/>
    </style:style>
    <style:style style:name="Table1.C" style:family="table-column">
      <style:table-column-properties style:column-width="1.4in" style:rel-column-width="13107*"/>
    </style:style>
    <style:style style:name="Table1.E" style:family="table-column">
      <style:table-column-properties style:column-width="1.4in" style:rel-column-width="13110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able_20_Contents">
      <style:text-properties fo:font-weight="bold" style:font-weight-asian="bold" style:font-weight-complex="bold"/>
    </style:style>
    <style:style style:name="P3" style:family="paragraph" style:parent-style-name="Table_20_Contents">
      <style:text-properties fo:font-style="italic" style:font-style-asian="italic" style:font-style-complex="italic"/>
    </style:style>
    <style:style style:name="P4" style:family="paragraph" style:parent-style-name="Caption">
      <style:paragraph-properties fo:text-align="end" style:justify-single-word="false"/>
    </style:style>
    <style:style style:name="P5" style:family="paragraph" style:parent-style-name="Text_20_body">
      <style:paragraph-properties fo:break-before="page"/>
    </style:style>
    <style:style style:name="P6" style:family="paragraph" style:parent-style-name="Table_20_Contents">
      <style:paragraph-properties fo:margin-left="0.1in" fo:margin-right="0in" fo:text-indent="0in" style:auto-text-indent="false"/>
    </style:style>
    <style:style style:name="P7" style:family="paragraph" style:parent-style-name="Standard" style:list-style-name="L1"/>
    <style:style style:name="P8" style:family="paragraph" style:parent-style-name="Standard" style:list-style-name="L1">
      <style:text-properties officeooo:rsid="001e7b9e" officeooo:paragraph-rsid="001e7b9e"/>
    </style:style>
    <style:style style:name="P9" style:family="paragraph" style:parent-style-name="Heading_20_1">
      <style:text-properties style:font-name="Bitstream Charter1"/>
    </style:style>
    <style:style style:name="P10" style:family="paragraph" style:parent-style-name="Heading_20_1" style:list-style-name=""/>
    <style:style style:name="P11" style:family="paragraph" style:parent-style-name="Heading_20_1">
      <style:paragraph-properties fo:break-before="page"/>
    </style:style>
    <style:style style:name="P12" style:family="paragraph" style:parent-style-name="Heading_20_1">
      <style:paragraph-properties fo:break-before="page"/>
      <style:text-properties style:font-name="Bitstream Charter1"/>
    </style:style>
    <style:style style:name="P13" style:family="paragraph" style:parent-style-name="Heading_20_3">
      <style:text-properties fo:color="#000000" style:font-name="Bitstream Charter1"/>
    </style:style>
    <style:style style:name="P14" style:family="paragraph" style:parent-style-name="Heading_20_3">
      <style:text-properties fo:color="#000000" style:font-name="Bitstream Charter1" fo:font-weight="bold" style:font-weight-asian="bold" style:font-weight-complex="bold"/>
    </style:style>
    <style:style style:name="P15" style:family="paragraph">
      <style:paragraph-properties fo:text-align="center"/>
    </style:style>
    <style:style style:name="T1" style:family="text">
      <style:text-properties style:font-name="Bitstream Charter1"/>
    </style:style>
    <style:style style:name="T2" style:family="text">
      <style:text-properties fo:color="#0047ff"/>
    </style:style>
    <style:style style:name="T3" style:family="text">
      <style:text-properties fo:color="#0047ff" style:font-name="Bitstream Charter1"/>
    </style:style>
    <style:style style:name="T4" style:family="text">
      <style:text-properties fo:color="#0047ff" style:font-name="Liberation Serif1"/>
    </style:style>
    <style:style style:name="T5" style:family="text">
      <style:text-properties fo:color="#000000" style:font-name="Liberation Serif1"/>
    </style:style>
    <style:style style:name="T6" style:family="text">
      <style:text-properties style:font-name="Liberation Serif2"/>
    </style:style>
    <style:style style:name="T7" style:family="text">
      <style:text-properties fo:font-style="italic" style:font-style-asian="italic" style:font-style-complex="italic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>
        <style:columns fo:column-count="1" fo:column-gap="0in"/>
      </style:graphic-properties>
    </style:style>
    <style:style style:name="fr2" style:family="graphic" style:parent-style-name="Graphics">
      <style:graphic-properties style:wrap="run-through" style:number-wrapped-paragraphs="no-limit" style:vertical-pos="top" style:vertical-rel="page-content" style:horizontal-pos="center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svg:stroke-width="0.0098in" svg:stroke-color="#000000" draw:marker-start-width="0.1535in" draw:marker-end-width="0.1535in" draw:fill="solid" draw:fill-color="#ff0000" draw:textarea-horizontal-align="justify" draw:textarea-vertical-align="middle" draw:auto-grow-height="false" fo:padding-top="0.0047in" fo:padding-bottom="0.0047in" fo:padding-left="0.0047in" fo:padding-right="0.0047in" style:run-through="foreground" style:wrap="run-through" style:number-wrapped-paragraphs="no-limit" style:vertical-pos="middle" style:vertical-rel="text" style:horizontal-pos="from-left" style:horizontal-rel="paragraph" draw:wrap-influence-on-position="once-concurrent" style:flow-with-text="false"/>
    </style:style>
    <style:style style:name="gr2" style:family="graphic">
      <style:graphic-properties svg:stroke-width="0.0098in" svg:stroke-color="#000000" draw:marker-start-width="0.1535in" draw:marker-end-width="0.1535in" draw:fill="solid" draw:fill-color="#ffff00" draw:textarea-horizontal-align="justify" draw:textarea-vertical-align="middle" draw:auto-grow-height="false" fo:padding-top="0.0047in" fo:padding-bottom="0.0047in" fo:padding-left="0.0047in" fo:padding-right="0.0047in" style:run-through="foreground" style:wrap="run-through" style:number-wrapped-paragraphs="no-limit" style:vertical-pos="middle" style:vertical-rel="text" style:horizontal-pos="from-left" style:horizontal-rel="paragraph" draw:wrap-influence-on-position="once-concurrent" style:flow-with-text="false"/>
    </style:style>
    <style:style style:name="gr3" style:family="graphic">
      <style:graphic-properties svg:stroke-width="0.0098in" svg:stroke-color="#000000" draw:marker-start-width="0.1535in" draw:marker-end-width="0.1535in" draw:fill="solid" draw:fill-color="#00ff00" draw:textarea-horizontal-align="justify" draw:textarea-vertical-align="middle" draw:auto-grow-height="false" fo:padding-top="0.0047in" fo:padding-bottom="0.0047in" fo:padding-left="0.0047in" fo:padding-right="0.0047in" style:run-through="foreground" style:wrap="run-through" style:number-wrapped-paragraphs="no-limit" style:vertical-pos="middle" style:vertical-rel="text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2" draw:name="Image3" text:anchor-type="page" text:anchor-page-number="1" svg:width="5.678in" svg:height="0.589in" draw:z-index="2">
        <draw:image xlink:href="Pictures/1000020100000BB50000014DE514F2B5.png" xlink:type="simple" xlink:show="embed" xlink:actuate="onLoad"/>
      </draw:frame>
      <text:p text:style-name="Title"/>
      <text:p text:style-name="Title">CKT-SQUEAL v1 User Manual</text:p>
      <text:h text:style-name="P9" text:outline-level="1">Features</text:h>
      <text:list xml:id="list3115733609724841065" text:style-name="L1">
        <text:list-item>
          <text:p text:style-name="P8">Integrated 725mW speaker driver and volume control</text:p>
        </text:list-item>
        <text:list-item>
          <text:p text:style-name="P8">Trigger inputs for four different groups of sounds</text:p>
        </text:list-item>
        <text:list-item>
          <text:p text:style-name="P8">User-loadable sounds using standard microSD cards and WAV files</text:p>
        </text:list-item>
        <text:list-item>
          <text:p text:style-name="P8">Flexible playback options:</text:p>
          <text:list>
            <text:list-item>
              <text:p text:style-name="P8">Edge or level triggered</text:p>
            </text:list-item>
            <text:list-item>
              <text:p text:style-name="P8">One-shot, random, or looping playback</text:p>
            </text:list-item>
            <text:list-item>
              <text:p text:style-name="P8">Begin-middle-end mode </text:p>
            </text:list-item>
          </text:list>
        </text:list-item>
        <text:list-item>
          <text:p text:style-name="P7">Cost-effective sound playback for adding ambient sound effects to your layout</text:p>
        </text:list-item>
      </text:list>
      <text:h text:style-name="P9" text:outline-level="1">Installation</text:h>
      <text:h text:style-name="P14" text:outline-level="3">Power</text:h>
      <text:p text:style-name="Text_20_body">The CKT-SQUEAL requires 8-14VDC power. <text:s/>Ripple or electrical noise on the input power may create hums, pops, or buzzing in the audio output, so be sure to use a clean power source. <text:s/>Do not exceed 14VDC or the device may be damaged. <text:s/></text:p>
      <text:h text:style-name="Heading_20_3" text:outline-level="3">Inputs</text:h>
      <text:p text:style-name="Text_20_body"><draw:frame draw:style-name="fr1" draw:name="Frame1" text:anchor-type="paragraph" svg:x="3.1098in" svg:y="0.05in" svg:width="3.8236in" draw:z-index="0"><draw:text-box fo:min-height="2.3839in"><text:p text:style-name="P4"><draw:frame draw:style-name="fr3" draw:name="Image1" text:anchor-type="paragraph" svg:x="0.1516in" svg:y="0in" svg:width="3.8236in" svg:height="2.3839in" style:rel-height="scale" draw:z-index="1"><draw:image xlink:href="Pictures/200000090000476800002C85C6413941.svm" xlink:type="simple" xlink:show="embed" xlink:actuate="onLoad"/></draw:frame>Figure 1: <text:s/>Examples of input and output connections</text:p></draw:text-box></draw:frame>Inputs are triggered by connecting them to the ground terminals provided between trigger inputs SW2 &amp; SW3. <text:s/>The inputs are internally pulled up, so it's possible to trigger them with just a pushbutton or open-drain (aka open-collector) connection to ground.</text:p>
      <text:p text:style-name="Text_20_body">Do not apply more than 3.3V to any of the input terminals or they will be damaged. <text:s/>If you want to trigger off another circuit with higher voltages, please use a CKT-MRISO2 to provide isolation.</text:p>
      <text:h text:style-name="Heading_20_3" text:outline-level="3">Outputs</text:h>
      <text:p text:style-name="Text_20_body">The speaker outputs from the onboard power amplifier are designed for speakers with an impedance of 4<text:span text:style-name="T6">Ω </text:span>- 16<text:span text:style-name="T6">Ω</text:span>. <text:s/>Lower impedances will provide higher volumes, but will also consume additional power. We recommend 4<text:span text:style-name="T6">Ω</text:span> speakers for best performance. <text:s text:c="2"/>Output volume to the speaker can be adjusted with R9, the large thumbwheel potentiometer located near the speaker outputs.</text:p>
      <text:p text:style-name="Text_20_body"/>
      <text:p text:style-name="P5">Additionally, a line level output is provided for those wanting to use external amplification. <text:s/>The holes labeled “J8”, near the programming header and microprocessor, provide line level signals. <text:s/>The audio signal is on pin 1 (the square pad) and ground/shield is on the round pad. <text:s/></text:p>
      <text:h text:style-name="Heading_20_3" text:outline-level="3">Diagnostic Lights</text:h>
      <text:p text:style-name="Text_20_body">The CKT-SQUEAL comes with four indicator lights that show the current status and indicate any problems. <text:s/>Three status lights (D3-D5) are located near the edge of the board. <text:s/>A fourth power indicator (D2) is located next to the microSD card socket.</text:p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2">LED Color</text:p>
          </table:table-cell>
          <table:table-cell table:style-name="Table2.A1" office:value-type="string">
            <text:p text:style-name="P2">If Solid...</text:p>
          </table:table-cell>
          <table:table-cell table:style-name="Table2.C1" office:value-type="string">
            <text:p text:style-name="P2">If Blinking...</text:p>
          </table:table-cell>
        </table:table-row>
        <table:table-row>
          <table:table-cell table:style-name="Table2.A2" office:value-type="string">
            <text:p text:style-name="P6"><draw:custom-shape text:anchor-type="as-char" draw:z-index="3" draw:style-name="gr1" draw:text-style-name="P15" svg:width="0.1504in" svg:height="0.150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 <text:s/>Red (D5)</text:p>
          </table:table-cell>
          <table:table-cell table:style-name="Table2.A2" office:value-type="string">
            <text:p text:style-name="Table_20_Contents">Hardware error</text:p>
          </table:table-cell>
          <table:table-cell table:style-name="Table2.C2" office:value-type="string">
            <text:p text:style-name="Table_20_Contents">SD card not inserted/recognized</text:p>
          </table:table-cell>
        </table:table-row>
        <table:table-row>
          <table:table-cell table:style-name="Table2.A2" office:value-type="string">
            <text:p text:style-name="P6"><draw:custom-shape text:anchor-type="as-char" draw:z-index="4" draw:style-name="gr2" draw:text-style-name="P15" svg:width="0.1504in" svg:height="0.150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 <text:s/>Yellow (D4)</text:p>
          </table:table-cell>
          <table:table-cell table:style-name="Table2.A2" office:value-type="string">
            <text:p text:style-name="Table_20_Contents">Player ready but idle</text:p>
          </table:table-cell>
          <table:table-cell table:style-name="Table2.C2" office:value-type="string">
            <text:p text:style-name="Table_20_Contents">Reading SD card</text:p>
          </table:table-cell>
        </table:table-row>
        <table:table-row>
          <table:table-cell table:style-name="Table2.A2" office:value-type="string">
            <text:p text:style-name="P6"><draw:custom-shape text:anchor-type="as-char" draw:z-index="6" draw:style-name="gr3" draw:text-style-name="P15" svg:width="0.1504in" svg:height="0.150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 <text:s/>Green (D3)</text:p>
          </table:table-cell>
          <table:table-cell table:style-name="Table2.A2" office:value-type="string">
            <text:p text:style-name="Table_20_Contents">Audio is playing</text:p>
          </table:table-cell>
          <table:table-cell table:style-name="Table2.C2" office:value-type="string">
            <text:p text:style-name="Table_20_Contents">n/a</text:p>
          </table:table-cell>
        </table:table-row>
        <table:table-row>
          <table:table-cell table:style-name="Table2.A2" office:value-type="string">
            <text:p text:style-name="P6"><draw:custom-shape text:anchor-type="as-char" draw:z-index="5" draw:style-name="gr3" draw:text-style-name="P15" svg:width="0.1504in" svg:height="0.150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 <text:s/>Green (D2)</text:p>
          </table:table-cell>
          <table:table-cell table:style-name="Table2.A2" office:value-type="string">
            <text:p text:style-name="Table_20_Contents">Power is on</text:p>
          </table:table-cell>
          <table:table-cell table:style-name="Table2.C2" office:value-type="string">
            <text:p text:style-name="Table_20_Contents">Regulator is overheating because of hardware failure or excessive input voltage</text:p>
          </table:table-cell>
        </table:table-row>
      </table:table>
      <text:h text:style-name="Heading_20_1" text:outline-level="1">Audio Files and the MicroSD Card</text:h>
      <text:p text:style-name="Text_20_body">The CKT-SQUEAL can take any microSD or microSDHC card up to 32GB that is formatted as FAT or FAT32 and supports SPI access modes. <text:s/>MicroSDXC cards will not work (generally cards greater than 64GB). <text:s/>However, given the small size of most sound files, even a 1GB card is far more than adequate.</text:p>
      <text:p text:style-name="Text_20_body">While we have tested with industry-standard cards and strive to support any card that adheres to the standards, we can't guarantee that every brand and model will work - particularly those from the low-cost, no-name bargain vendors. <text:s/>We recommend Sandisk 4GB microSDHC cards for their reliability and compatibility.</text:p>
      <text:p text:style-name="Text_20_body">The microSD card should have four directories (also known as folders) at the top level. <text:s/>They should be named event1, event2, event3, and event4. <text:s/>These correspond to the sounds that will play for inputs SW1-SW4. <text:s/>If you don't wish to use a given input, there's no need to create a directory/folder for that input.</text:p>
      <text:p text:style-name="Text_20_body">The sound files you want to play for a given input should be placed into the event<text:span text:style-name="T7">N</text:span> folder for that input. <text:s/>Sound files should be 16-bit mono WAV files with LPCM encoding. <text:s/>All standard sample rates up to 48kHz are supported. <text:s/>Files should have a suffix of “.wav”. <text:s/></text:p>
      <text:p text:style-name="Text_20_body">If you don't already have a favorite audio editing program, we recommend Audacity. <text:s/>It's easy to use, free, open source, and works on Windows, Mac, and Linux. <text:s/>You can download the latest version from <text:a xlink:type="simple" xlink:href="http://audacity.sourceforge.net/" text:style-name="Internet_20_link">http://audacity.sourceforge.net</text:a></text:p>
      <text:h text:style-name="P10" text:outline-level="1"/>
      <text:h text:style-name="P11" text:outline-level="1">Configuring Playback Modes</text:h>
      <text:p text:style-name="Text_20_body">There are five basic playback modes, as shown in Table 1, which lend themselves to differing scenarios. <text:s/>The operating mode for each input is configured by adding files to the event<text:span text:style-name="T7">N</text:span> directory. <text:s/>The files do not need to contain anything specific - the behavior is keyed to their name.</text:p>
      <text:p text:style-name="Text_20_body">Begin-Middle-End (BME) mode is special. <text:s/>It is specifically designed for situations where you want an initial sound, a repeating middle sound until the input is no longer active, and then an end sound. <text:s/>Using good audio editing, it is possible to assemble clips that stack up seamlessly. <text:s/></text:p>
      <text:p text:style-name="Text_20_body">An example of a BME mode application would be a train crossing a diamond. <text:s/>You would set up an occupancy detector, such as a CKT-IRSENSE, near the diamond. <text:s/>When it first got a detection, you'd want to play the locomotives passing, then repeat the clatter of wheels as long as a train was over the sensor, and finally play a fading away sound. <text:s/>For this, you would want BME mode. <text:s/>The event<text:span text:style-name="T7">N</text:span> directory should contain four files - bme.opt to set up BME mode, and then begin.wav, middle.wav, and end.wav. <text:s/>The file begin.wav will play first, then middle.wav will loop continuously if the input is still low, and end.wav will finally play when input goes high again.</text:p>
      <text:p text:style-name="Caption">Table 1. Playback Modes</text:p>
      <table:table table:name="Table1" table:style-name="Table1">
        <table:table-column table:style-name="Table1.A" table:number-columns-repeated="2"/>
        <table:table-column table:style-name="Table1.C"/>
        <table:table-column table:style-name="Table1.A"/>
        <table:table-column table:style-name="Table1.E"/>
        <table:table-row>
          <table:table-cell table:style-name="Table1.A1" office:value-type="string">
            <text:p text:style-name="P2">Mode</text:p>
          </table:table-cell>
          <table:table-cell table:style-name="Table1.A1" office:value-type="string">
            <text:p text:style-name="P2">Option Files</text:p>
          </table:table-cell>
          <table:table-cell table:style-name="Table1.A1" office:value-type="string">
            <text:p text:style-name="P2">Playback Starts</text:p>
          </table:table-cell>
          <table:table-cell table:style-name="Table1.A1" office:value-type="string">
            <text:p text:style-name="P2">Playback Stops</text:p>
          </table:table-cell>
          <table:table-cell table:style-name="Table1.E1" office:value-type="string">
            <text:p text:style-name="P2">Repeats?</text:p>
          </table:table-cell>
        </table:table-row>
        <table:table-row>
          <table:table-cell table:style-name="Table1.A2" office:value-type="string">
            <text:p text:style-name="Table_20_Contents">One Shot</text:p>
          </table:table-cell>
          <table:table-cell table:style-name="Table1.A2" office:value-type="string">
            <text:p text:style-name="P3">(none - default)</text:p>
          </table:table-cell>
          <table:table-cell table:style-name="Table1.A2" office:value-type="string">
            <text:p text:style-name="Table_20_Contents">SW<text:span text:style-name="T7">n</text:span> goes low</text:p>
          </table:table-cell>
          <table:table-cell table:style-name="Table1.A2" office:value-type="string">
            <text:p text:style-name="Table_20_Contents">Track completes</text:p>
          </table:table-cell>
          <table:table-cell table:style-name="Table1.E2" office:value-type="string">
            <text:p text:style-name="Table_20_Contents">N</text:p>
          </table:table-cell>
        </table:table-row>
        <table:table-row>
          <table:table-cell table:style-name="Table1.A2" office:value-type="string">
            <text:p text:style-name="Table_20_Contents">Repeating </text:p>
          </table:table-cell>
          <table:table-cell table:style-name="Table1.A2" office:value-type="string">
            <text:p text:style-name="Standard">retrig.opt</text:p>
          </table:table-cell>
          <table:table-cell table:style-name="Table1.A2" office:value-type="string">
            <text:p text:style-name="Table_20_Contents">SW<text:span text:style-name="T7">n</text:span> goes low</text:p>
          </table:table-cell>
          <table:table-cell table:style-name="Table1.A2" office:value-type="string">
            <text:p text:style-name="Table_20_Contents">Track completes</text:p>
          </table:table-cell>
          <table:table-cell table:style-name="Table1.E2" office:value-type="string">
            <text:p text:style-name="Table_20_Contents">Y - same track</text:p>
          </table:table-cell>
        </table:table-row>
        <table:table-row>
          <table:table-cell table:style-name="Table1.A2" office:value-type="string">
            <text:p text:style-name="Table_20_Contents">Random Repeating</text:p>
          </table:table-cell>
          <table:table-cell table:style-name="Table1.A2" office:value-type="string">
            <text:p text:style-name="Standard">rndrtrg.opt</text:p>
          </table:table-cell>
          <table:table-cell table:style-name="Table1.A2" office:value-type="string">
            <text:p text:style-name="Table_20_Contents">SW<text:span text:style-name="T7">n</text:span> goes low</text:p>
          </table:table-cell>
          <table:table-cell table:style-name="Table1.A2" office:value-type="string">
            <text:p text:style-name="Table_20_Contents">Track completes</text:p>
          </table:table-cell>
          <table:table-cell table:style-name="Table1.E2" office:value-type="string">
            <text:p text:style-name="Table_20_Contents">Y - random track</text:p>
          </table:table-cell>
        </table:table-row>
        <table:table-row>
          <table:table-cell table:style-name="Table1.A2" office:value-type="string">
            <text:p text:style-name="Table_20_Contents">Level Triggered</text:p>
          </table:table-cell>
          <table:table-cell table:style-name="Table1.A2" office:value-type="string">
            <text:p text:style-name="Standard">lvltrig.opt</text:p>
          </table:table-cell>
          <table:table-cell table:style-name="Table1.A2" office:value-type="string">
            <text:p text:style-name="Table_20_Contents">SW<text:span text:style-name="T7">n</text:span> goes low</text:p>
          </table:table-cell>
          <table:table-cell table:style-name="Table1.A2" office:value-type="string">
            <text:p text:style-name="Table_20_Contents">SW<text:span text:style-name="T7">n</text:span> goes high</text:p>
          </table:table-cell>
          <table:table-cell table:style-name="Table1.E2" office:value-type="string">
            <text:p text:style-name="Table_20_Contents">Y - same track</text:p>
          </table:table-cell>
        </table:table-row>
        <table:table-row>
          <table:table-cell table:style-name="Table1.A2" office:value-type="string">
            <text:p text:style-name="Table_20_Contents">Level Random</text:p>
          </table:table-cell>
          <table:table-cell table:style-name="Table1.A2" office:value-type="string">
            <text:p text:style-name="Standard">lvltrig.opt</text:p>
            <text:p text:style-name="Standard">rndrtrg.opt</text:p>
          </table:table-cell>
          <table:table-cell table:style-name="Table1.A2" office:value-type="string">
            <text:p text:style-name="Table_20_Contents">SW<text:span text:style-name="T7">n</text:span> goes low</text:p>
          </table:table-cell>
          <table:table-cell table:style-name="Table1.A2" office:value-type="string">
            <text:p text:style-name="Table_20_Contents">SW<text:span text:style-name="T7">n</text:span> goes high</text:p>
          </table:table-cell>
          <table:table-cell table:style-name="Table1.E2" office:value-type="string">
            <text:p text:style-name="Table_20_Contents">Y - random track</text:p>
          </table:table-cell>
        </table:table-row>
        <table:table-row>
          <table:table-cell table:style-name="Table1.A2" office:value-type="string">
            <text:p text:style-name="Table_20_Contents">Begin-Middle-End</text:p>
          </table:table-cell>
          <table:table-cell table:style-name="Table1.A2" office:value-type="string">
            <text:p text:style-name="Table_20_Contents">bme.opt</text:p>
          </table:table-cell>
          <table:table-cell table:style-name="Table1.A2" office:value-type="string">
            <text:p text:style-name="Table_20_Contents">SW<text:span text:style-name="T7">n</text:span> goes low</text:p>
          </table:table-cell>
          <table:table-cell table:style-name="Table1.A2" office:value-type="string">
            <text:p text:style-name="Table_20_Contents">SW<text:span text:style-name="T7">n</text:span> goes high and</text:p>
            <text:p text:style-name="Table_20_Contents">end.wav finishes</text:p>
          </table:table-cell>
          <table:table-cell table:style-name="Table1.E2" office:value-type="string">
            <text:p text:style-name="Table_20_Contents">Y - middle.wav</text:p>
          </table:table-cell>
        </table:table-row>
      </table:table>
      <text:h text:style-name="P10" text:outline-level="1"/>
      <text:h text:style-name="P12" text:outline-level="1">Open Design</text:h>
      <text:p text:style-name="Text_20_body">Iowa Scaled Engineering is committed to creating open designs that users are free to build, modify, adapt, improve, and share with others. <text:s/></text:p>
      <text:h text:style-name="P13" text:outline-level="3">Hardware</text:h>
      <text:p text:style-name="Text_20_body"><text:span text:style-name="T5">The design of the CKT-SQUEAL hardware is open source hardware, and is made available under the terms of the Creative Commons Attribution-Share Alike v3.0 license, a copy of which is available from: </text:span><text:a xlink:type="simple" xlink:href="http://creativecommons.org/licenses/by-sa/3.0/" text:style-name="Internet_20_link"><text:span text:style-name="T4">http://creativecommons.org/licenses/by-sa/3.0/</text:span></text:a></text:p>
      <text:p text:style-name="Text_20_body">Design files can be found on the Iowa Scaled Engineering website:</text:p>
      <text:p text:style-name="Text_20_body"><text:a xlink:type="simple" xlink:href="http://www.iascaled.com/store/CKT-SQUEAL"><text:span text:style-name="T3">http://www.iascaled.com/store/CKT-SQUEAL</text:span></text:a></text:p>
      <text:h text:style-name="P13" text:outline-level="3">Firmware</text:h>
      <text:p text:style-name="Text_20_body">The official Iowa Scaled Engineering firmware for the CKT-SQUEAL is free software: you can redistribute it and/or modify it under the terms of the GNU General Public License as published by the Free Software Foundation, either version 3 of the License, or (at your option) any later version. <text:s/>A copy of the GNU GPL can be found at: <text:a xlink:type="simple" xlink:href="http://www.gnu.org/licenses/gpl.html" text:style-name="Internet_20_link"><text:span text:style-name="T2">http://www.gnu.org/licenses/gpl.html</text:span></text:a></text:p>
      <text:p text:style-name="Text_20_body">New firmware can be flashed into the CKT-SQUEAL through the standard 6-pin AVR ISP header provided on the board.</text:p>
      <text:p text:style-name="Text_20_body"><text:span text:style-name="T1">Stable releases of firmware and source code can be found on the Iowa Scaled Engineering website: </text:span><text:a xlink:type="simple" xlink:href="http://www.iascaled.com/store/CKT-SQUEAL"><text:span text:style-name="T3">http://www.iascaled.com/store/CKT-SQUEAL</text:span></text:a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Liberation Serif2" svg:font-family="'Liberation Serif'" style:font-adornments="Regular" style:font-family-generic="roman"/>
    <style:font-face style:name="Bitstream Charter1" svg:font-family="'Bitstream Charter'" style:font-family-generic="roman" style:font-pitch="variable"/>
    <style:font-face style:name="Bitstream Charter" svg:font-family="'Bitstream Charter'" style:font-adornments="Bold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erif" fo:font-family="'Liberation Serif'" style:font-style-name="Regular" style:font-family-generic="roman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style:font-name="Bitstream Charter" fo:font-family="'Bitstream Charter'" style:font-style-name="Bold" style:font-family-generic="roman" style:font-pitch="variable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top="0.0972in" fo:margin-bottom="0.0835in" style:contextual-spacing="false" style:page-number="auto"/>
      <style:text-properties fo:color="#000000" style:font-name="Bitstream Charter" fo:font-family="'Bitstream Charter'" style:font-style-name="Bold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Frame_20_contents" style:display-name="Frame contents" style:family="paragraph" style:parent-style-name="Standard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3.5in" style:type="center"/>
          <style:tab-stop style:position="7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75in" fo:margin-bottom="0.5in" fo:margin-left="0.75in" fo:margin-right="0.7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1402in" fo:margin-left="0in" fo:margin-right="0in" fo:margin-top="0.1in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athan Holmes</meta:initial-creator>
    <meta:creation-date>2014-06-23T10:04:06.191676872</meta:creation-date>
    <dc:date>2016-02-18T18:32:47.673349249</dc:date>
    <meta:editing-duration>PT1H55M43S</meta:editing-duration>
    <meta:editing-cycles>27</meta:editing-cycles>
    <meta:generator>LibreOffice/4.2.8.2$Linux_X86_64 LibreOffice_project/420m0$Build-2</meta:generator>
    <meta:document-statistic meta:table-count="2" meta:image-count="2" meta:object-count="0" meta:page-count="4" meta:paragraph-count="96" meta:word-count="1094" meta:character-count="6668" meta:non-whitespace-character-count="5625"/>
  </office:meta>
</office:document-meta>
</file>